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49cm"/>
      <style:paragraph-properties style:writing-mode="lr-tb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09-25">25.09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Miksi tietokantahallintaa tarvitaan?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351cm" svg:y="4.8cm" presentation:class="outline" presentation:user-transformed="true">
          <draw:text-box>
            <text:list text:style-name="L5">
              <text:list-item>
                <text:p text:style-name="P12"><text:span text:style-name="T6">Tietokantoja tarvitaan nykyään kaikkialla. Esim. myynnistä, varastoihin, kuljetuksiin, lipunmyyntiin jne. Kaikki nämä ovat relaatiotietokannoissa.</text:span></text:p>
              </text:list-item>
              <text:list-item>
                <text:p text:style-name="P12"><text:span text:style-name="T6">Näissä käytetään relaatiotietokantoja. Esimerkiksi Microsoftin SQL Server on relaatiotietokanta. Kilpailijoita ovat esimerkiksi Oracle, IBM DB2, MariaDB jne.</text:span></text:p>
              </text:list-item>
              <text:list-item>
                <text:p text:style-name="P12"><text:span text:style-name="T6">Relaatiotietokantapalvelinta on ylläpidettävä. Tällä kurssilla perehdymme siihen, miten relaatiotietokantapalvelinta ylläpidetään. Esimerkkinä käytettään Microsoft SQL Serveriä.</text:span></text:p>
              </text:list-item>
              <text:list-item>
                <text:p text:style-name="P12"><text:span text:style-name="T6">Jos kyseessä on yrityksen tai organisaation kannalta kriittisestä tiedosta, kannattaa sen ylläpito hoitaa itse. Muutoin liiketoiminnan kannalta kriittinen, tärkeä tieto vuotaa ulkopuolisten käsiin. Tällaisi tietoja ovat tuotetieto, myytitiedot, asiakastiedot jne</text:span></text:p>
              </text:list-item>
              <text:list-item>
                <text:p text:style-name="P12"><text:span text:style-name="T6">SQL Server:in avulla perehdymme ylläpitäjän keskeisiin ylläpito tehtävii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1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657cm" svg:height="10.699cm" svg:x="1.343cm" svg:y="4.501cm">
          <draw:text-box>
            <text:p>Keskeiset työtehtävät: <text:s/></text:p>
            <text:p/>
            <text:p>- Tietokantojen merkitys ja käyttökohteet </text:p>
            <text:p>- Tietokantapalvelimen rakenne, toiminta ja sen tarjoamat palvelut</text:p>
            <text:p>- Tietokantapalvelimen asennus ja konfigurointi</text:p>
            <text:p>- Tietokannan luonti ja konfigurointi</text:p>
            <text:p>- Taulujen luonti, pääavaimet, ulkoiset viite-eheysavaimet sekä ulkoinen indeksien luonti </text:p>
            <text:p>hakujen nopeuttamiseksi ja eheytys</text:p>
            <text:p>- Käyttäjätunnukset, oikeudet, käyttäjäryhmät (roolit)</text:p>
            <text:p>- Roolien oikeudet tietokantoihin ja tauluihin je sql komentoihin</text:p>
            <text:p>- Tietoturva, tietokantojen salakirjoitus</text:p>
            <text:p>- Transaktiot ja niihin liittyvät ongelmatilanteet ja selviäminen</text:p>
            <text:p>- Varmistustenteko ja niiden palauttaminen (backup, resto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Title 7_3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857cm" svg:height="10.699cm" svg:x="1.343cm" svg:y="4.501cm">
          <draw:text-box>
            <text:p>Keskeiset työtehtävät jatkutavat…</text:p>
            <text:p/>
            <text:p>- Disaster Recovery: </text:p>
            <text:p>- taulun eheyttäminen ja seuranta </text:p>
            <text:p>- indeksien eheyttäminen ja seuranta</text:p>
            <text:p>- SQL Query Optimization</text:p>
            <text:p>- Tietokantapalvelimen ylläpitäjän tehtävät ja automatisointi</text:p>
            <text:p>- Tallennetut proseduurit automatisoinnissa ja laajemmin.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Seuraavaksi opettelemme asentamaan Microsoft SQL Server Express palvelimen tietokoneellesi. </text:span><text:span text:style-name="T6"><text:line-break/></text:span><text:span text:style-name="T6"><text:a xlink:href="https://www.microsoft.com/en-US/download/details.aspx?id=104781" xlink:type="simple">https://www.microsoft.com/en-US/download/details.aspx?id=104781</text:a></text:span><text:span text:style-name="T6"> <text:s/></text:span></text:p>
              </text:list-item>
              <text:list-item>
                <text:p text:style-name="P12"><text:span text:style-name="T6">Lisäksi tarvisemme sen ylläpitämiseen tarkoitetun Microsoft SQL Server Management Studion (SSMS).</text:span><text:span text:style-name="T6"><text:line-break/></text:span><text:span text:style-name="T6"><text:a xlink:href="https://learn.microsoft.com/en-us/sql/ssms/download-sql-server-management-studio-ssms?view=sql-server-ver16" xlink:type="simple">https://learn.microsoft.com/en-us/sql/ssms/download-sql-server-management-studio-ssms?view=sql-server-ver16</text:a>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palvelimen asenn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2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on T-SQL (Microsoft Transact-SQL language) komento tietokannan luontiin?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1Column">
        <draw:frame draw:name="Content Placeholder 8_3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ten tietokanta tauluja luodaan</text:span></text:p>
              </text:list-item>
              <text:list-item>
                <text:p text:style-name="P12"><text:span text:style-name="T6">Mikä on T-SQL komento taulujen luontiin?</text:span></text:p>
              </text:list-item>
            </text:list>
          </draw:text-box>
        </draw:frame>
        <draw:frame draw:name="Title 7_5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1Column">
        <draw:frame draw:name="Content Placeholder 8_4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hin ulkoisia indeksejä tarvitaan?</text:span></text:p>
              </text:list-item>
              <text:list-item>
                <text:p text:style-name="P12"><text:span text:style-name="T6">Milloin ulkoisia indeksejä kannattaa luoda?</text:span></text:p>
              </text:list-item>
              <text:list-item>
                <text:p text:style-name="P12"><text:span text:style-name="T6">Mikä on T-SQL komento ulkoisen indeksin luontiin?</text:span></text:p>
              </text:list-item>
            </text:list>
          </draw:text-box>
        </draw:frame>
        <draw:frame draw:name="Title 7_6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ulkoiset indeksi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2_5f_End_5f_Slide">
        <draw:frame draw:name="Title 1" presentation:style-name="pr9" draw:text-style-name="P17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09-25">25.09.2023</text:date></text:span></text:p>
          </draw:text-box>
        </draw:frame>
        <draw:frame draw:name="Footer Placeholder 3" presentation:style-name="pr11" draw:text-style-name="P18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20" draw:layer="layout" svg:width="7.106cm" svg:height="0.931cm" svg:x="19.707cm" svg:y="16.046cm" presentation:class="page-number" presentation:user-transformed="true">
          <draw:text-box>
            <text:p text:style-name="P19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09-25">25.09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09</meta:editing-cycles>
    <meta:print-date>2020-09-28T07:56:54</meta:print-date>
    <meta:creation-date>2020-11-11T09:16:24</meta:creation-date>
    <dc:date>2023-09-25T15:35:22.954000000</dc:date>
    <meta:editing-duration>PT12H10M52S</meta:editing-duration>
    <meta:generator>LibreOffice/6.4.7.2$Windows_X86_64 LibreOffice_project/639b8ac485750d5696d7590a72ef1b496725cfb5</meta:generator>
    <meta:document-statistic meta:object-count="13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